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ValueHolderValueRef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ValueRef.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ValueHolderValueRef.TypedValueHolderValueRef( TypedValue typedValue , SpelNode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ValueHolderValueRef.setValue( @ Nullable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ValueRef.setValue( @ Nullable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ValueHolderValueRef.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ValueRef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